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ro Bear Mechanics</text:p>
      <text:p text:style-name="Standard">You play as the young boy, and have the ability to mount and dismount the bear. It will be a side scrolling game.</text:p>
      <text:p text:style-name="Standard"/>
      <text:p text:style-name="Standard">Movement will be limited due to this, You can move horizontally, and up and down depending on the terrain. The bear can get up on hind legs for certain objectives, but for the most part is grounded. The boy can crawl and jump as needed.</text:p>
      <text:p text:style-name="Standard"/>
      <text:p text:style-name="Standard">You will have to figure out how to get up to certain areas and then help the bear do so with the use of puzzles. As well as due to some dangers, you wont be able to cross a river on the bears back for instance, you will have to find alternative ways across the river. This will require both the use of the boy and the bear in order to get across. For instance, the bear can push a tree over, but if there isn't something to stop the tree, it will roll into the river. Crossing the river will be the only way the bear will be able to move without you on its back.</text:p>
      <text:p text:style-name="Standard"/>
      <text:p text:style-name="Standard">The boy will be vulnerable to enemies when he is not on the bear. If you touch the wolves or other animals they will harm you. They will walk around a set path, But they will avoid the bear. </text:p>
      <text:p text:style-name="Standard"/>
      <text:p text:style-name="Standard">The objective is to get to the end of the level, there will be 3 collectible items per level to increase the score. </text:p>
      <text:p text:style-name="Standard"/>
      <text:p text:style-name="Standard">The way to get to these items will be with the use of the bear and boy. There will be some objectives only the boy can reach with use of crawling, while another may only be reachable by the bear digging in a certain area. One may have you go back through the game in order to get to an area you wouldn't have been able to reach at the beginning.</text:p>
      <text:p text:style-name="Standard"/>
      <text:p text:style-name="Standard">Extra Mechanic:</text:p>
      <text:p text:style-name="Standard">Other animals like wolves will try to trick you into making bad decisions that may not seem bad to start with. May have it less obvious like bunnies or other cute cuddly animals to help make bad decisions while, wolves and other menacing animals just want the brothers out of the forest and try to help you so that more humans wont come looking for the boys. The animals will only talk while on the b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 Reynolds</meta:initial-creator>
    <meta:creation-date>2017-08-28T20:09:57.34</meta:creation-date>
    <dc:date>2017-08-28T20:32:56.80</dc:date>
    <dc:creator>Josh Reynolds</dc:creator>
    <meta:editing-duration>PT7M48S</meta:editing-duration>
    <meta:editing-cycles>2</meta:editing-cycles>
    <meta:generator>OpenOffice/4.1.3$Win32 OpenOffice.org_project/413m1$Build-9783</meta:generator>
    <meta:document-statistic meta:table-count="0" meta:image-count="0" meta:object-count="0" meta:page-count="1" meta:paragraph-count="9" meta:word-count="399" meta:character-count="2001"/>
  </office:meta>
</office:document-meta>
</file>